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0008"/>
    </style:style>
    <style:style style:name="P2" style:family="paragraph" style:parent-style-name="Standard">
      <style:text-properties officeooo:paragraph-rsid="00106708"/>
    </style:style>
    <style:style style:name="P3" style:family="paragraph" style:parent-style-name="Standard">
      <style:text-properties officeooo:paragraph-rsid="00121970"/>
    </style:style>
    <style:style style:name="P4" style:family="paragraph" style:parent-style-name="Standard">
      <style:text-properties officeooo:paragraph-rsid="00139b57"/>
    </style:style>
    <style:style style:name="P5" style:family="paragraph" style:parent-style-name="Standard">
      <style:text-properties officeooo:paragraph-rsid="001410fb"/>
    </style:style>
    <style:style style:name="P6" style:family="paragraph" style:parent-style-name="Standard">
      <style:text-properties officeooo:paragraph-rsid="0014fd2e"/>
    </style:style>
    <style:style style:name="P7" style:family="paragraph" style:parent-style-name="Standard">
      <style:text-properties officeooo:paragraph-rsid="0016ae16"/>
    </style:style>
    <style:style style:name="P8" style:family="paragraph" style:parent-style-name="Standard">
      <style:text-properties fo:color="#228b22" style:font-name="Courier New" fo:font-size="10pt" style:font-size-asian="10pt"/>
    </style:style>
    <style:style style:name="P9" style:family="paragraph" style:parent-style-name="Standard">
      <style:text-properties fo:color="#228b22" style:font-name="Courier New" fo:font-size="10pt" officeooo:rsid="0016ae16" officeooo:paragraph-rsid="0016ae16" style:font-size-asian="10pt"/>
    </style:style>
    <style:style style:name="P10" style:family="paragraph" style:parent-style-name="Standard">
      <style:text-properties fo:color="#228b22" style:font-name="Courier New" fo:font-size="10pt" officeooo:rsid="00184508" officeooo:paragraph-rsid="00184508" style:font-size-asian="10pt"/>
    </style:style>
    <style:style style:name="P11" style:family="paragraph" style:parent-style-name="Standard">
      <style:text-properties fo:color="#228b22" style:font-name="Courier New" fo:font-size="10pt" officeooo:rsid="00121970" officeooo:paragraph-rsid="00106708" style:font-size-asian="10pt"/>
    </style:style>
    <style:style style:name="P12" style:family="paragraph" style:parent-style-name="Standard">
      <style:text-properties fo:color="#228b22" style:font-name="Courier New" fo:font-size="10pt" officeooo:rsid="0014fd2e" officeooo:paragraph-rsid="0014fd2e" style:font-size-asian="10pt"/>
    </style:style>
    <style:style style:name="P13" style:family="paragraph" style:parent-style-name="Standard">
      <style:text-properties fo:color="#228b22" style:font-name="Courier New" fo:font-size="10pt" officeooo:rsid="001b9f55" officeooo:paragraph-rsid="001b9f55" style:font-size-asian="10pt"/>
    </style:style>
    <style:style style:name="P14" style:family="paragraph" style:parent-style-name="Standard">
      <style:text-properties fo:color="#000000" style:font-name="Courier New" fo:font-size="10pt" style:font-size-asian="10pt"/>
    </style:style>
    <style:style style:name="P15" style:family="paragraph" style:parent-style-name="Standard">
      <style:text-properties fo:color="#000000" style:font-name="Courier New" fo:font-size="10pt" officeooo:paragraph-rsid="0014fd2e" style:font-size-asian="10pt"/>
    </style:style>
    <style:style style:name="P16" style:family="paragraph" style:parent-style-name="Standard">
      <style:text-properties fo:color="#000000" style:font-name="Courier New" fo:font-size="10pt" officeooo:paragraph-rsid="001b4c62" style:font-size-asian="10pt"/>
    </style:style>
    <style:style style:name="P17" style:family="paragraph" style:parent-style-name="Standard">
      <style:paragraph-properties fo:text-align="center" style:justify-single-word="false"/>
      <style:text-properties fo:color="#000000" style:font-name="Courier New" fo:font-size="13pt" officeooo:rsid="001b9f55" officeooo:paragraph-rsid="001b9f55" style:font-size-asian="11.3500003814697pt" style:font-size-complex="13pt"/>
    </style:style>
    <style:style style:name="P18" style:family="paragraph" style:parent-style-name="Standard">
      <style:text-properties fo:color="#0000ff" style:font-name="Courier New" fo:font-size="10pt" style:font-size-asian="10pt"/>
    </style:style>
    <style:style style:name="P19" style:family="paragraph" style:parent-style-name="Standard">
      <style:text-properties fo:color="#0000ff" style:font-name="Courier New" fo:font-size="10pt" officeooo:paragraph-rsid="001b4c62" style:font-size-asian="10pt"/>
    </style:style>
    <style:style style:name="P20" style:family="paragraph" style:parent-style-name="Standard">
      <style:text-properties officeooo:paragraph-rsid="001b4c62"/>
    </style:style>
    <style:style style:name="P21" style:family="paragraph" style:parent-style-name="Standard">
      <style:text-properties officeooo:paragraph-rsid="001b9f55"/>
    </style:style>
    <style:style style:name="P22" style:family="paragraph" style:parent-style-name="Standard">
      <style:text-properties fo:color="#228b22" style:font-name="Courier New" fo:font-size="10pt" officeooo:rsid="00184508" officeooo:paragraph-rsid="00184508" style:font-size-asian="10pt"/>
    </style:style>
    <style:style style:name="P23" style:family="paragraph" style:parent-style-name="Standard">
      <style:text-properties fo:color="#000000" style:font-name="Courier New" fo:font-size="10pt" officeooo:paragraph-rsid="001f0e8e" style:font-size-asian="10pt"/>
    </style:style>
    <style:style style:name="T1" style:family="text">
      <style:text-properties fo:color="#228b22" style:font-name="Courier New" fo:font-size="10pt" style:font-size-asian="10pt"/>
    </style:style>
    <style:style style:name="T2" style:family="text">
      <style:text-properties fo:color="#228b22" style:font-name="Courier New" fo:font-size="10pt" officeooo:rsid="00100008" style:font-size-asian="10pt"/>
    </style:style>
    <style:style style:name="T3" style:family="text">
      <style:text-properties fo:color="#228b22" style:font-name="Courier New" fo:font-size="10pt" officeooo:rsid="00106708" style:font-size-asian="10pt"/>
    </style:style>
    <style:style style:name="T4" style:family="text">
      <style:text-properties fo:color="#228b22" style:font-name="Courier New" fo:font-size="10pt" officeooo:rsid="00121970" style:font-size-asian="10pt"/>
    </style:style>
    <style:style style:name="T5" style:family="text">
      <style:text-properties fo:color="#228b22" style:font-name="Courier New" fo:font-size="10pt" officeooo:rsid="00136fb5" style:font-size-asian="10pt"/>
    </style:style>
    <style:style style:name="T6" style:family="text">
      <style:text-properties fo:color="#228b22" style:font-name="Courier New" fo:font-size="10pt" officeooo:rsid="00139b57" style:font-size-asian="10pt"/>
    </style:style>
    <style:style style:name="T7" style:family="text">
      <style:text-properties fo:color="#228b22" style:font-name="Courier New" fo:font-size="10pt" officeooo:rsid="001410fb" style:font-size-asian="10pt"/>
    </style:style>
    <style:style style:name="T8" style:family="text">
      <style:text-properties fo:color="#228b22" style:font-name="Courier New" fo:font-size="10pt" officeooo:rsid="0014fd2e" style:font-size-asian="10pt"/>
    </style:style>
    <style:style style:name="T9" style:family="text">
      <style:text-properties fo:color="#228b22" style:font-name="Courier New" fo:font-size="10pt" officeooo:rsid="0016ae16" style:font-size-asian="10pt"/>
    </style:style>
    <style:style style:name="T10" style:family="text">
      <style:text-properties fo:color="#228b22" style:font-name="Courier New" fo:font-size="10pt" officeooo:rsid="001b4c62" style:font-size-asian="10pt"/>
    </style:style>
    <style:style style:name="T11" style:family="text">
      <style:text-properties fo:color="#228b22" style:font-name="Courier New" fo:font-size="10pt" officeooo:rsid="001b9f55" style:font-size-asian="10pt"/>
    </style:style>
    <style:style style:name="T12" style:family="text">
      <style:text-properties fo:color="#228b22" style:font-name="Courier New" fo:font-size="10pt" officeooo:rsid="001f0e8e" style:font-size-asian="10pt"/>
    </style:style>
    <style:style style:name="T13" style:family="text">
      <style:text-properties fo:color="#228b22" style:font-name="Courier New" fo:font-size="11pt" fo:font-weight="bold" officeooo:rsid="0016ae16" style:font-size-asian="11pt" style:font-weight-asian="bold" style:font-size-complex="11pt" style:font-weight-complex="bold"/>
    </style:style>
    <style:style style:name="T14" style:family="text">
      <style:text-properties fo:color="#228b22" officeooo:rsid="00139b57"/>
    </style:style>
    <style:style style:name="T15" style:family="text">
      <style:text-properties fo:color="#228b22" officeooo:rsid="001b4c62"/>
    </style:style>
    <style:style style:name="T16" style:family="text">
      <style:text-properties fo:color="#228b22" officeooo:rsid="001f0e8e"/>
    </style:style>
    <style:style style:name="T17" style:family="text">
      <style:text-properties fo:color="#0000ff" style:font-name="Courier New" fo:font-size="10pt" style:font-size-asian="10pt"/>
    </style:style>
    <style:style style:name="T18" style:family="text">
      <style:text-properties fo:color="#000000" style:font-name="Courier New" fo:font-size="10pt" style:font-size-asian="10pt"/>
    </style:style>
    <style:style style:name="T19" style:family="text">
      <style:text-properties fo:color="#000000" style:font-name="Courier New" fo:font-size="10pt" officeooo:rsid="001ea249" style:font-size-asian="10pt"/>
    </style:style>
    <style:style style:name="T20" style:family="text">
      <style:text-properties fo:color="#000000" style:font-name="Courier New" fo:font-size="10pt" officeooo:rsid="001f0e8e" style:font-size-asian="10pt"/>
    </style:style>
    <style:style style:name="T21" style:family="text">
      <style:text-properties fo:color="#a020f0" style:font-name="Courier New" fo:font-size="10pt" style:font-size-asian="10pt"/>
    </style:style>
    <style:style style:name="T22" style:family="text">
      <style:text-properties officeooo:rsid="001ea249"/>
    </style:style>
    <style:style style:name="T23" style:family="text">
      <style:text-properties officeooo:rsid="001f0e8e"/>
    </style:style>
    <style:style style:name="T2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7">Отчет по лабораторной работе 2</text:p>
      <text:p text:style-name="P17">Численные методы</text:p>
      <text:p text:style-name="P17">Кобака Ф.А.</text:p>
      <text:p text:style-name="P8"><text:s/></text:p>
      <text:p text:style-name="P7"><text:span text:style-name="T6">%</text:span><text:span text:style-name="T9">использованы также самописные функции</text:span></text:p>
      <text:p text:style-name="P7"><text:span text:style-name="T13">systShow</text:span><text:span text:style-name="T9">:принимает матрицу, вектор, строку и число на основе матрицы и вектора формирует отбражене в командное окно типа СЛАУ, как его пишут на листочке за переменные подставляет строку в и нумерует переменные начиная с указанного числа</text:span></text:p>
      <text:p text:style-name="P9"/>
      <text:p text:style-name="P9">получается чтото вроде</text:p>
      <text:p text:style-name="P9">&gt;&gt; systShow([2 3; 4 6] , 'j' , [2 4] , 9)</text:p>
      <text:p text:style-name="P9"><text:s/>/</text:p>
      <text:p text:style-name="P9">/ +2*j9+3*j10 = 2</text:p>
      <text:p text:style-name="P9">\ +4*j9+6*j10 = 4</text:p>
      <text:p text:style-name="P9"><text:s/>\</text:p>
      <text:p text:style-name="P9"/>
      <text:p text:style-name="P10">и функция <text:span text:style-name="T24">swipMetod</text:span> – предназначенная для решения СЛАУ методом прогонки <text:span text:style-name="T23">ее реализация представлена в конце отчета</text:span></text:p>
      <text:p text:style-name="P10"/>
      <text:p text:style-name="P9"/>
      <text:p text:style-name="P8"/>
      <text:p text:style-name="P2"><text:span text:style-name="T1">%</text:span><text:span text:style-name="T3">x – узлы полученной сетки</text:span></text:p>
      <text:p text:style-name="P2"><text:span text:style-name="T2">%</text:span><text:span text:style-name="T3">y – значения функции которые соответсвуют узлам сетки</text:span></text:p>
      <text:p text:style-name="P2"><text:span text:style-name="T3">%</text:span><text:span text:style-name="T4">c_0 – нулевое c </text:span><text:span text:style-name="T12">(лучше всего производную в нулевом узле)</text:span></text:p>
      <text:p text:style-name="P11">%c_n – nое с <text:span text:style-name="T23">(лучше всего произодную в последнем узле)</text:span></text:p>
      <text:p text:style-name="P3"><text:span text:style-name="T4">%</text:span><text:span text:style-name="T2"> </text:span><text:span text:style-name="T4">info если true, то выводит дополнителную инфрмацию для отладки</text:span></text:p>
      <text:p text:style-name="P8"/>
      <text:p text:style-name="Standard"><text:span text:style-name="T17">function</text:span><text:span text:style-name="T18"> S = spline3_1</text:span><text:span text:style-name="T20">forLab</text:span><text:span text:style-name="T18">(x , y , c_0 , c_n , info)</text:span></text:p>
      <text:p text:style-name="P14"><text:s/></text:p>
      <text:p text:style-name="P1"><text:span text:style-name="T18"><text:tab/></text:span><text:bookmark-start text:name="__DdeLink__364_3996610271"/><text:span text:style-name="T1">%</text:span><text:span text:style-name="T2">посчитаем количесво элементов в x</text:span><text:bookmark-end text:name="__DdeLink__364_3996610271"/></text:p>
      <text:p text:style-name="P14"><text:s text:c="4"/>xCount = numel(x);</text:p>
      <text:p text:style-name="P14"><text:s/></text:p>
      <text:p text:style-name="Standard"><text:span text:style-name="T18"><text:s text:c="4"/></text:span><text:bookmark-start text:name="__DdeLink__360_3996610271"/><text:bookmark-start text:name="__DdeLink__362_3996610271"/><text:bookmark-start text:name="__DdeLink__358_3996610271"/><text:span text:style-name="T1">%</text:span><text:span text:style-name="T2">первым сделаем сделаем трехдиагоналку</text:span><text:bookmark-end text:name="__DdeLink__360_3996610271"/><text:bookmark-end text:name="__DdeLink__362_3996610271"/><text:bookmark-end text:name="__DdeLink__358_3996610271"/></text:p>
      <text:p text:style-name="P8"><text:s/></text:p>
      <text:p text:style-name="P2"><text:span text:style-name="T1"><text:tab/></text:span><text:bookmark-start text:name="__DdeLink__368_3996610271"/><text:span text:style-name="T1">%</text:span><text:span text:style-name="T3">считаем шаг </text:span><text:span text:style-name="T6">для второго уравнения трехдиаг. Там он используется в левой чати</text:span><text:bookmark-end text:name="__DdeLink__368_3996610271"/></text:p>
      <text:p text:style-name="P5"><text:span text:style-name="T6"><text:tab/>%</text:span><text:span text:style-name="T7">расчет шага для второго уравнения вынес, потому как он не попадал не под одну из итераций цикла, а править общую логику оооочень долго</text:span></text:p>
      <text:p text:style-name="P14"><text:s text:c="4"/>h(2) = x(2) - x(1);</text:p>
      <text:p text:style-name="P14"><text:s/></text:p>
      <text:p text:style-name="Standard"><text:span text:style-name="T18"><text:s text:c="4"/>d3MSize = xCount - 2; </text:span><text:span text:style-name="T1">% </text:span><text:span text:style-name="T5">это размерность трехдиагональной системы она на 2 меньше размерности x потому что крайние с получены как входные параметры</text:span></text:p>
      <text:p text:style-name="Standard"><text:span text:style-name="T18"><text:s text:c="4"/>d3M = zeros(1 , xCount); </text:span><text:span text:style-name="T1">% </text:span><text:span text:style-name="T5">сюда позже запишется трехдиагоналдьная матрица</text:span></text:p>
      <text:p text:style-name="Standard"><text:span text:style-name="T18"><text:s text:c="4"/>bV = [];</text:span><text:bookmark-start text:name="__DdeLink__366_3996610271"/><text:span text:style-name="T1">% </text:span><text:span text:style-name="T5">а сюда запишеться вектор свободных членов</text:span><text:bookmark-end text:name="__DdeLink__366_3996610271"/></text:p>
      <text:p text:style-name="P8"><text:s/></text:p>
      <text:p text:style-name="Standard"><text:span text:style-name="T18"><text:s text:c="4"/></text:span><text:span text:style-name="T17">for</text:span><text:span text:style-name="T18"> i = 2:xCount-1</text:span></text:p>
      <text:p text:style-name="P14"><text:s text:c="8"/></text:p>
      <text:p text:style-name="P4"><text:span text:style-name="T18"><text:s text:c="8"/>h(i + 1) = x(i + 1) - x(i);</text:span><text:bookmark-start text:name="__DdeLink__370_3996610271"/><text:span text:style-name="T1">% </text:span><text:span text:style-name="T6">считаем шаг для каждого уравнения (он</text:span><text:bookmark-end text:name="__DdeLink__370_3996610271"/><text:span text:style-name="T6"> используется в левой части)</text:span></text:p>
      <text:p text:style-name="P14"><text:s text:c="8"/></text:p>
      <text:p text:style-name="Standard"><text:span text:style-name="T18"><text:s text:c="8"/></text:span><text:span text:style-name="T17">if</text:span><text:span text:style-name="T18">(i ~=2) </text:span></text:p>
      <text:p text:style-name="P5"><text:span text:style-name="T1"><text:tab/><text:tab/></text:span><text:bookmark-start text:name="__DdeLink__374_3996610271"/><text:bookmark-start text:name="__DdeLink__377_3996610271"/><text:span text:style-name="T6">%</text:span><text:span text:style-name="T7">для первой ите</text:span><text:bookmark-end text:name="__DdeLink__374_3996610271"/><text:bookmark-end text:name="__DdeLink__377_3996610271"/><text:span text:style-name="T7">рации (i =2) d3M попросту еще не инициализирована</text:span></text:p>
      <text:p text:style-name="Standard"><text:span text:style-name="T18"><text:s text:c="12"/></text:span><text:bookmark-start text:name="__DdeLink__372_3996610271"/><text:span text:style-name="T18">d3M</text:span><text:bookmark-end text:name="__DdeLink__372_3996610271"/><text:span text:style-name="T18"> = [d3M ; zeros(1 , xCount)]; </text:span><text:span text:style-name="T1">% в iю cтроку трехдиагоналки поначалу запишем нули, а те элементы что не должны быть нулями потом поменяем на не нули</text:span></text:p>
      <text:p text:style-name="Standard"><text:span text:style-name="T18"><text:s text:c="8"/></text:span><text:span text:style-name="T17">end</text:span></text:p>
      <text:p text:style-name="P18"><text:s/></text:p>
      <text:p text:style-name="P6"><text:span text:style-name="T17"><text:tab/><text:tab/></text:span><text:span text:style-name="T6">%</text:span><text:span text:style-name="T7"> тут по формулам заполняем элементы главной диагонали и ближайших побочных</text:span></text:p>
      <text:p text:style-name="P14"><text:soft-page-break/><text:s text:c="8"/>d3M(i - 1 , i -1) = h(i);</text:p>
      <text:p text:style-name="P14"><text:s text:c="8"/>d3M(i - 1 , i) = 2 * (h(i) + h(i + 1));</text:p>
      <text:p text:style-name="P14"><text:s text:c="8"/>d3M(i - 1 , i + 1) = h(i+1);</text:p>
      <text:p text:style-name="P14"><text:s/></text:p>
      <text:p text:style-name="P6"><text:span text:style-name="T6"><text:tab/><text:tab/>%</text:span><text:span text:style-name="T7">по формуле сччитаю </text:span><text:span text:style-name="T8">соответсвующие элементы левой части</text:span><text:span text:style-name="T7"> </text:span></text:p>
      <text:p text:style-name="P15"><text:s text:c="8"/>bV(i-1) = 6*( ((y(i + 1) - y(i))/ h(i+1)) - ((y(i) - y(i -1))/ h(i)));</text:p>
      <text:p text:style-name="P6"><text:span text:style-name="T18"><text:tab/><text:tab/></text:span><text:bookmark-start text:name="__DdeLink__379_3996610271"/><text:bookmark-start text:name="__DdeLink__381_3996610271"/><text:span text:style-name="T6">%</text:span><text:span text:style-name="T8">отображение отладочной инфы в случае надобности!!!!!!!!!!!!!!!</text:span><text:span text:style-name="T18"> <text:s/></text:span><text:bookmark-end text:name="__DdeLink__379_3996610271"/><text:bookmark-end text:name="__DdeLink__381_3996610271"/></text:p>
      <text:p text:style-name="P6"><text:span text:style-name="T18"><text:s text:c="8"/></text:span><text:span text:style-name="T17">if</text:span><text:span text:style-name="T18">(info)</text:span></text:p>
      <text:p text:style-name="Standard"><text:span text:style-name="T18"><text:s text:c="12"/>disp([</text:span><text:span text:style-name="T21">'++++++++++iteration number '</text:span><text:span text:style-name="T18"> , num2str(i - 1) , </text:span><text:span text:style-name="T21">'++++++++++++++++'</text:span><text:span text:style-name="T18">])</text:span></text:p>
      <text:p text:style-name="Standard"><text:span text:style-name="T18"><text:s text:c="12"/>disp([</text:span><text:span text:style-name="T21">'++++++++++ h('</text:span><text:span text:style-name="T18">, num2str(i - 1) , </text:span><text:span text:style-name="T21">') = '</text:span><text:span text:style-name="T18"> , num2str(h(i))]);</text:span></text:p>
      <text:p text:style-name="Standard"><text:span text:style-name="T18"><text:s text:c="12"/>disp([</text:span><text:span text:style-name="T21">'++++++++++ h('</text:span><text:span text:style-name="T18">, num2str(i) , </text:span><text:span text:style-name="T21">') = '</text:span><text:span text:style-name="T18"> , num2str(h(i + 1))]);</text:span></text:p>
      <text:p text:style-name="Standard"><text:span text:style-name="T18"><text:s text:c="12"/>disp(</text:span><text:span text:style-name="T21">' '</text:span><text:span text:style-name="T18">);</text:span></text:p>
      <text:p text:style-name="Standard"><text:span text:style-name="T18"><text:s text:c="12"/>disp([</text:span><text:span text:style-name="T21">'sytem at iteration'</text:span><text:span text:style-name="T18">]);</text:span></text:p>
      <text:p text:style-name="Standard"><text:span text:style-name="T18"><text:s text:c="12"/></text:span><text:bookmark-start text:name="__DdeLink__383_3996610271"/><text:span text:style-name="T18">systShow</text:span><text:bookmark-end text:name="__DdeLink__383_3996610271"/><text:span text:style-name="T18">(d3M , </text:span><text:span text:style-name="T21">'c'</text:span><text:span text:style-name="T18"> , bV, 0 );</text:span></text:p>
      <text:p text:style-name="Standard"><text:span text:style-name="T18"><text:s text:c="12"/>disp(</text:span><text:span text:style-name="T21">' '</text:span><text:span text:style-name="T18">);</text:span></text:p>
      <text:p text:style-name="Standard"><text:span text:style-name="T18"><text:s text:c="12"/>disp([</text:span><text:span text:style-name="T21">'++++++++++iteration number '</text:span><text:span text:style-name="T18"> , num2str(i - 1) , </text:span><text:span text:style-name="T21">'++++++++++++++++'</text:span><text:span text:style-name="T18">])</text:span></text:p>
      <text:p text:style-name="Standard"><text:span text:style-name="T18"><text:s text:c="8"/></text:span><text:span text:style-name="T17">end</text:span><text:span text:style-name="T18"> </text:span></text:p>
      <text:p text:style-name="P6"><text:span text:style-name="T6"><text:tab/><text:tab/>%</text:span><text:span text:style-name="T8">отображение отладочной инфы в случае надобности!!!!!!!!!!!!!!!</text:span><text:span text:style-name="T18"> <text:s/></text:span></text:p>
      <text:p text:style-name="P14"><text:s/></text:p>
      <text:p text:style-name="Standard"><text:span text:style-name="T18"><text:s text:c="4"/></text:span><text:span text:style-name="T17">end</text:span><text:span text:style-name="T18"> </text:span></text:p>
      <text:p text:style-name="P14"><text:s/></text:p>
      <text:p text:style-name="P6"><text:span text:style-name="T18"><text:s text:c="4"/></text:span><text:span text:style-name="T6">%</text:span><text:span text:style-name="T8">теперь, когда терхдиагональная система составлена самое время заняться ее решением</text:span></text:p>
      <text:p text:style-name="P12"/>
      <text:p text:style-name="P6"><text:span text:style-name="T6"><text:tab/>%</text:span><text:span text:style-name="T8">формируем вектор с и записываем в него уже данные элементы</text:span></text:p>
      <text:p text:style-name="P14"><text:s text:c="4"/>c = zeros(1, xCount);</text:p>
      <text:p text:style-name="P14"><text:s text:c="4"/>c(1) = c_0;</text:p>
      <text:p text:style-name="P14"><text:s text:c="4"/>c(xCount) = c_n;</text:p>
      <text:p text:style-name="P14"><text:s/><text:tab/></text:p>
      <text:p text:style-name="P6"><text:span text:style-name="T18"><text:tab/></text:span><text:span text:style-name="T6">%</text:span><text:span text:style-name="T8">в первом и последнем уравнениях системы правим правую часть так как будно мы <text:s/>перенести с(1) и с(n) </text:span><text:span text:style-name="T9">с тоящими при них коэффициентами</text:span><text:span text:style-name="T8"> через знак равно</text:span></text:p>
      <text:p text:style-name="P14"><text:s text:c="4"/>bV(1) = bV(1) - c(1)*d3M(1);</text:p>
      <text:p text:style-name="P14"><text:s text:c="4"/>bV(d3MSize) = bV(d3MSize) - c(xCount) * d3M(d3MSize, xCount);</text:p>
      <text:p text:style-name="P14"><text:s/></text:p>
      <text:p text:style-name="P7"><text:span text:style-name="T6"><text:tab/>%</text:span><text:span text:style-name="T9">из 3ех диагоналки удаляем столбцы где до “перенесения” стояти c(0) и c(n)</text:span></text:p>
      <text:p text:style-name="P7"><text:span text:style-name="T9">с коэффициентами</text:span><text:span text:style-name="T18"> </text:span></text:p>
      <text:p text:style-name="P14"><text:s text:c="4"/>d3M(: , 1) = [];</text:p>
      <text:p text:style-name="P14"><text:s text:c="4"/>d3M(: , xCount - 1) = [];</text:p>
      <text:p text:style-name="P14"><text:s/></text:p>
      <text:p text:style-name="P7"><text:span text:style-name="T6"><text:tab/>%</text:span><text:span text:style-name="T9">служебная инфа</text:span></text:p>
      <text:p text:style-name="Standard"><text:span text:style-name="T18"><text:s text:c="4"/></text:span><text:span text:style-name="T17">if</text:span><text:span text:style-name="T18">(info)</text:span></text:p>
      <text:p text:style-name="P14"><text:s text:c="8"/></text:p>
      <text:p text:style-name="Standard"><text:span text:style-name="T18"><text:s text:c="8"/>disp([</text:span><text:span text:style-name="T21">'c0 = '</text:span><text:span text:style-name="T18">, num2str(c(1))]);</text:span></text:p>
      <text:p text:style-name="Standard"><text:span text:style-name="T18"><text:s text:c="8"/>disp([</text:span><text:span text:style-name="T21">'c'</text:span><text:span text:style-name="T18"> , num2str(xCount - 1) ,</text:span><text:span text:style-name="T21">' = '</text:span><text:span text:style-name="T18"> , num2str(c(xCount)) ]);</text:span></text:p>
      <text:p text:style-name="Standard"><text:span text:style-name="T18"><text:s text:c="8"/>disp([</text:span><text:span text:style-name="T21">'final 3 diagonal system'</text:span><text:span text:style-name="T18">]);</text:span></text:p>
      <text:p text:style-name="Standard"><text:span text:style-name="T18"><text:s text:c="8"/>systShow(d3M ,</text:span><text:span text:style-name="T21">'c'</text:span><text:span text:style-name="T18">, bV , 1);</text:span></text:p>
      <text:p text:style-name="P14"><text:s/></text:p>
      <text:p text:style-name="Standard"><text:span text:style-name="T18"><text:s text:c="4"/></text:span><text:span text:style-name="T17">end</text:span></text:p>
      <text:p text:style-name="P18"><text:s/></text:p>
      <text:p text:style-name="P19"><text:tab/><text:span text:style-name="T14">% </text:span><text:span text:style-name="T15">методм прогонки решаем ситему уравнений – функция swip metod представлена </text:span><text:span text:style-name="T16">в конце документа</text:span></text:p>
      <text:p text:style-name="Standard"><text:span text:style-name="T18"><text:s text:c="4"/>infoDisp(</text:span><text:span text:style-name="T21">'+++++++++++++++++swip Metod info++++++++++++++++++'</text:span><text:span text:style-name="T18"> , info);</text:span></text:p>
      <text:p text:style-name="Standard"><text:span text:style-name="T18"><text:s text:c="4"/>c(2:xCount -1) = </text:span><text:bookmark-start text:name="__DdeLink__387_3996610271"/><text:bookmark-start text:name="__DdeLink__385_3996610271"/><text:span text:style-name="T18">swipMetod(d3M , bV, info);</text:span><text:bookmark-end text:name="__DdeLink__387_3996610271"/><text:bookmark-end text:name="__DdeLink__385_3996610271"/></text:p>
      <text:p text:style-name="Standard"><text:span text:style-name="T18"><text:s text:c="4"/>infoDisp(</text:span><text:span text:style-name="T21">'+++++++++++++++++swip Metod info++++++++++++++++++'</text:span><text:span text:style-name="T18"> , info);</text:span></text:p>
      <text:p text:style-name="P14"><text:s/></text:p>
      <text:p text:style-name="P14"><text:s/></text:p>
      <text:p text:style-name="Standard"><text:span text:style-name="T18"><text:s text:c="4"/></text:span><text:span text:style-name="T17">if</text:span><text:span text:style-name="T18">(info)</text:span></text:p>
      <text:p text:style-name="Standard"><text:soft-page-break/><text:span text:style-name="T18"><text:s text:c="8"/>disp(</text:span><text:span text:style-name="T21">'c vector is'</text:span><text:span text:style-name="T18">);</text:span></text:p>
      <text:p text:style-name="P14"><text:s text:c="8"/>c</text:p>
      <text:p text:style-name="Standard"><text:span text:style-name="T18"><text:s text:c="4"/></text:span><text:span text:style-name="T17">end</text:span></text:p>
      <text:p text:style-name="P19"><text:s/><text:tab/><text:span text:style-name="T14">% </text:span><text:span text:style-name="T15">так как x – уже имеется то в symbolic xSym запишем символьное значение x</text:span></text:p>
      <text:p text:style-name="Standard"><text:span text:style-name="T18"><text:s text:c="4"/>xSym = sym(</text:span><text:span text:style-name="T21">'x'</text:span><text:span text:style-name="T18">); </text:span><text:span text:style-name="T1">% its a symbolic expression for good representstion</text:span></text:p>
      <text:p text:style-name="Standard"><text:span text:style-name="T18"><text:s text:c="4"/></text:span><text:span text:style-name="T17">for</text:span><text:span text:style-name="T18">( i = 2:xCount)</text:span></text:p>
      <text:p text:style-name="P14"/>
      <text:p text:style-name="P20"><text:span text:style-name="T18"><text:tab/><text:tab/></text:span><text:span text:style-name="T6">% </text:span><text:span text:style-name="T10">теперь банально по формуле в цикле делаем все сплайны , </text:span><text:span text:style-name="T11">на выходе получаем “вектор” или скорее массив symbolic выражений</text:span></text:p>
      <text:p text:style-name="P16"><text:s text:c="8"/>S(i-1) = y(i) + ((1/3) * c(i) * h(i) + 1/6 * c(i-1)*h(i) + (y(i) - y(i-1))/h(i)) * (xSym - x(i)) <text:s/>+ (c(i)/2) * ((xSym - x(i))^2) + ((c(i) - c(i-1))/ <text:span text:style-name="T22">(</text:span>6*h(i)<text:span text:style-name="T22">)</text:span>)* ((xSym - x(i))^3); <text:s text:c="3"/></text:p>
      <text:p text:style-name="P23"><text:s/><text:tab/><text:tab/><text:span text:style-name="T14">% </text:span><text:span text:style-name="T16">это просто для отладки</text:span><text:span text:style-name="T14"> </text:span></text:p>
      <text:p text:style-name="Standard"><text:span text:style-name="T18"><text:s text:c="8"/></text:span><text:span text:style-name="T17">if</text:span><text:span text:style-name="T18">(info)</text:span></text:p>
      <text:p text:style-name="Standard"><text:span text:style-name="T18"><text:s text:c="12"/>disp([</text:span><text:span text:style-name="T21">'b('</text:span><text:span text:style-name="T18"> , num2str(i - 1),</text:span><text:span text:style-name="T21">')'</text:span><text:span text:style-name="T18">, num2str(((1/3) * c(i) * h(i) + 1/6 * c(i-1)*h(i) + (y(i) - y(i-1))/h(i)))]);</text:span></text:p>
      <text:p text:style-name="Standard"><text:span text:style-name="T18"><text:s text:c="12"/>disp([</text:span><text:span text:style-name="T21">'d('</text:span><text:span text:style-name="T18"> , num2str(i - 1) , </text:span><text:span text:style-name="T21">')'</text:span><text:span text:style-name="T18"> , num2str((c(i) - c(i-1))/ </text:span><text:span text:style-name="T19">(</text:span><text:span text:style-name="T18">6*h(i)</text:span><text:span text:style-name="T19">)</text:span><text:span text:style-name="T18">)]);</text:span></text:p>
      <text:p text:style-name="Standard"><text:span text:style-name="T18"><text:s text:c="8"/></text:span><text:span text:style-name="T17">end</text:span></text:p>
      <text:p text:style-name="P18"><text:s/></text:p>
      <text:p text:style-name="Standard"><text:span text:style-name="T18"><text:s text:c="4"/></text:span><text:span text:style-name="T17">end</text:span></text:p>
      <text:p text:style-name="P18"><text:s/></text:p>
      <text:p text:style-name="P18">end</text:p>
      <text:p text:style-name="Standard"/>
      <text:p text:style-name="Standard"/>
      <text:p text:style-name="P21"><text:span text:style-name="T6">% </text:span><text:span text:style-name="T11">ТУТ метод прогонки</text:span></text:p>
      <text:p text:style-name="P13"/>
      <text:p text:style-name="P8">%a - matrix of system </text:p>
      <text:p text:style-name="P8">%b - vecor of free elements</text:p>
      <text:p text:style-name="P8"><text:s/></text:p>
      <text:p text:style-name="Standard"><text:span text:style-name="T17">function</text:span><text:span text:style-name="T18"> resVec = swipMetod(a , r , info)</text:span></text:p>
      <text:p text:style-name="P14"><text:s/></text:p>
      <text:p text:style-name="P14"><text:s text:c="4"/>b(1) = 0;</text:p>
      <text:p text:style-name="P14"><text:s text:c="4"/>c(1) = a(1 , 1); <text:s text:c="3"/></text:p>
      <text:p text:style-name="P14"><text:s text:c="4"/>d(1) = a(1 , 2);</text:p>
      <text:p text:style-name="P14"><text:s text:c="4"/>delta(1) = -(a(1 , 2) / (a(1, 1)));</text:p>
      <text:p text:style-name="P14"><text:s text:c="4"/>lambda(1) = r(1)/a(1,1);</text:p>
      <text:p text:style-name="P14"><text:s/></text:p>
      <text:p text:style-name="Standard"><text:span text:style-name="T18"><text:s text:c="4"/></text:span><text:span text:style-name="T17">if</text:span><text:span text:style-name="T18">(info)</text:span></text:p>
      <text:p text:style-name="Standard"><text:span text:style-name="T18"><text:s text:c="8"/>disp([</text:span><text:span text:style-name="T21">'delta(1) = '</text:span><text:span text:style-name="T18"> , num2str(delta(1))]);</text:span></text:p>
      <text:p text:style-name="Standard"><text:span text:style-name="T18"><text:s text:c="8"/>disp([</text:span><text:span text:style-name="T21">'lambda(1) = '</text:span><text:span text:style-name="T18"> , num2str(lambda(1))]);</text:span></text:p>
      <text:p text:style-name="Standard"><text:span text:style-name="T18"><text:s text:c="4"/></text:span><text:span text:style-name="T17">end</text:span></text:p>
      <text:p text:style-name="P18"><text:s/></text:p>
      <text:p text:style-name="P14"><text:s text:c="4"/>len = numel(r);</text:p>
      <text:p text:style-name="P14"><text:s text:c="4"/></text:p>
      <text:p text:style-name="Standard"><text:span text:style-name="T18"><text:s text:c="4"/>infoDisp(</text:span><text:span text:style-name="T21">'!!!!!!!!!!!!!!straight run!!!!!!!!!!!!!!!!!'</text:span><text:span text:style-name="T18">, info);</text:span></text:p>
      <text:p text:style-name="Standard"><text:span text:style-name="T18"><text:s text:c="4"/></text:span><text:span text:style-name="T17">for</text:span><text:span text:style-name="T18"> (i = 2:len - 1)</text:span></text:p>
      <text:p text:style-name="P14"><text:s text:c="8"/></text:p>
      <text:p text:style-name="P14"><text:s text:c="8"/>b(i) = a(i , i -1);</text:p>
      <text:p text:style-name="P14"><text:s text:c="8"/>c(i) = a(i , i); <text:s text:c="3"/></text:p>
      <text:p text:style-name="P14"><text:s text:c="8"/>d(i) = a(i , i+1);</text:p>
      <text:p text:style-name="P14"><text:s text:c="8"/></text:p>
      <text:p text:style-name="P14"><text:s text:c="8"/>delta(i) = -(d(i) / (c(i) + b(i)*delta(i-1)));</text:p>
      <text:p text:style-name="P14"><text:s text:c="8"/>lambda(i) = (r(i) - b(i) * lambda(i-1)) / (c(i) + b(i)*delta(i-1));</text:p>
      <text:p text:style-name="P14"><text:s/></text:p>
      <text:p text:style-name="Standard"><text:span text:style-name="T18"><text:s text:c="8"/></text:span><text:span text:style-name="T17">if</text:span><text:span text:style-name="T18">(info)</text:span></text:p>
      <text:p text:style-name="Standard"><text:span text:style-name="T18"><text:s text:c="12"/>disp([</text:span><text:span text:style-name="T21">'===== iteration '</text:span><text:span text:style-name="T18"> , num2str(i) <text:s/>, </text:span><text:span text:style-name="T21">'======'</text:span><text:span text:style-name="T18">])</text:span></text:p>
      <text:p text:style-name="Standard"><text:span text:style-name="T18"><text:s text:c="12"/>disp([</text:span><text:span text:style-name="T21">'b = '</text:span><text:span text:style-name="T18"> , num2str(b(i))]);</text:span></text:p>
      <text:p text:style-name="Standard"><text:span text:style-name="T18"><text:s text:c="12"/>disp([</text:span><text:span text:style-name="T21">'c = '</text:span><text:span text:style-name="T18"> , num2str(c(i))]);</text:span></text:p>
      <text:p text:style-name="Standard"><text:soft-page-break/><text:span text:style-name="T18"><text:s text:c="12"/>disp([</text:span><text:span text:style-name="T21">'d = '</text:span><text:span text:style-name="T18"> , num2str(d(i))]);</text:span></text:p>
      <text:p text:style-name="Standard"><text:span text:style-name="T18"><text:s text:c="12"/>disp([</text:span><text:span text:style-name="T21">'lambda(i) = '</text:span><text:span text:style-name="T18"> , num2str(lambda(i))]);</text:span></text:p>
      <text:p text:style-name="Standard"><text:span text:style-name="T18"><text:s text:c="12"/>disp([</text:span><text:span text:style-name="T21">'delta(i) = '</text:span><text:span text:style-name="T18"> , num2str(delta(i))]);</text:span></text:p>
      <text:p text:style-name="Standard"><text:span text:style-name="T18"><text:s text:c="12"/>disp([</text:span><text:span text:style-name="T21">'===== iteration '</text:span><text:span text:style-name="T18"> , num2str(i) <text:s/>, </text:span><text:span text:style-name="T21">'======'</text:span><text:span text:style-name="T18">])</text:span></text:p>
      <text:p text:style-name="Standard"><text:span text:style-name="T18"><text:s text:c="8"/></text:span><text:span text:style-name="T17">end</text:span><text:span text:style-name="T18"> <text:s text:c="4"/></text:span></text:p>
      <text:p text:style-name="P14"><text:s/></text:p>
      <text:p text:style-name="P14"><text:s/></text:p>
      <text:p text:style-name="Standard"><text:span text:style-name="T18"><text:s text:c="4"/></text:span><text:span text:style-name="T17">end</text:span></text:p>
      <text:p text:style-name="P14"><text:s text:c="4"/></text:p>
      <text:p text:style-name="P14"><text:s text:c="4"/>b(len) = a(len , len - 1);</text:p>
      <text:p text:style-name="P14"><text:s text:c="4"/>c(len) = a(len , len);</text:p>
      <text:p text:style-name="P14"><text:s/></text:p>
      <text:p text:style-name="Standard"><text:span text:style-name="T18"><text:s text:c="4"/>infoDisp(</text:span><text:span text:style-name="T21">'!!!!!!!!!!!!!!straight run!!!!!!!!!!!!!!!!!'</text:span><text:span text:style-name="T18">, info);</text:span></text:p>
      <text:p text:style-name="P14"><text:s text:c="4"/></text:p>
      <text:p text:style-name="P14"><text:s text:c="4"/>x(len) = (r(len) - b(len)* lambda(len-1)) / (c(len) + b(len)*delta(len -1)); </text:p>
      <text:p text:style-name="P14"><text:s text:c="8"/></text:p>
      <text:p text:style-name="Standard"><text:span text:style-name="T18"><text:s text:c="4"/>infoDisp([</text:span><text:span text:style-name="T21">'x('</text:span><text:span text:style-name="T18"> , num2str(len) , </text:span><text:span text:style-name="T21">') = '</text:span><text:span text:style-name="T18"> , num2str(x(len)) ], info);</text:span></text:p>
      <text:p text:style-name="P14"><text:s/></text:p>
      <text:p text:style-name="Standard"><text:span text:style-name="T18"><text:s text:c="4"/>infoDisp(</text:span><text:span text:style-name="T21">'!!!!!!!!!!!!!!return run!!!!!!!!!!!!!!!!!'</text:span><text:span text:style-name="T18"> , info);</text:span></text:p>
      <text:p text:style-name="P14"><text:s/></text:p>
      <text:p text:style-name="Standard"><text:span text:style-name="T18"><text:s text:c="4"/></text:span><text:span text:style-name="T17">for</text:span><text:span text:style-name="T18">(i = len-1:-1:1)</text:span></text:p>
      <text:p text:style-name="P14"><text:s text:c="8"/></text:p>
      <text:p text:style-name="P14"><text:s text:c="8"/>x(i) = x(i+1)* delta(i) + lambda(i);</text:p>
      <text:p text:style-name="Standard"><text:span text:style-name="T18"><text:s text:c="8"/>infoDisp([</text:span><text:span text:style-name="T21">'x('</text:span><text:span text:style-name="T18"> , num2str(i) , </text:span><text:span text:style-name="T21">') = '</text:span><text:span text:style-name="T18"> , num2str(x(i)) ], info);</text:span></text:p>
      <text:p text:style-name="P14"><text:s/></text:p>
      <text:p text:style-name="Standard"><text:span text:style-name="T18"><text:s text:c="4"/></text:span><text:span text:style-name="T17">end</text:span><text:span text:style-name="T18"> </text:span></text:p>
      <text:p text:style-name="P14"><text:s/></text:p>
      <text:p text:style-name="Standard"><text:span text:style-name="T18"><text:s text:c="4"/>infoDisp(</text:span><text:span text:style-name="T21">'!!!!!!!!!!!!!!return run!!!!!!!!!!!!!!!!!'</text:span><text:span text:style-name="T18"> , info);</text:span></text:p>
      <text:p text:style-name="P14"><text:s/></text:p>
      <text:p text:style-name="P14"><text:s text:c="4"/>resVec = x;</text:p>
      <text:p text:style-name="P18">end</text:p>
      <text:p text:style-name="P13"/>
      <text:p text:style-name="P1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4" meta:paragraph-count="177" meta:word-count="929" meta:character-count="6468" meta:non-whitespace-character-count="4869"/>
  </office:meta>
</office:document-meta>
</file>